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-left="none" fo:border-right="0.5pt solid #000000" fo:border-top="0.5pt solid #000000" fo:border-bottom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none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none" fo:border-right="none" fo:border-top="0.5pt solid #000000" fo:border-bottom="0.5pt solid #000000"/>
    </style:style>
    <style:style style:name="Table2.C1" style:family="table-cell">
      <style:table-cell-properties fo:padding="0.0382in" fo:border-left="none" fo:border-right="0.5pt solid #000000" fo:border-top="0.5pt solid #000000" fo:border-bottom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none" fo:border-right="0.5pt solid #000000" fo:border-top="none" fo:border-bottom="0.5pt solid #000000"/>
    </style:style>
    <style:style style:name="P1" style:family="paragraph" style:parent-style-name="Standard">
      <style:text-properties officeooo:paragraph-rsid="0002ad64"/>
    </style:style>
    <style:style style:name="P2" style:family="paragraph" style:parent-style-name="Standard">
      <style:text-properties officeooo:paragraph-rsid="0006271b"/>
    </style:style>
    <style:style style:name="P3" style:family="paragraph" style:parent-style-name="Standard">
      <style:paragraph-properties fo:text-align="center" style:justify-single-word="false"/>
      <style:text-properties officeooo:paragraph-rsid="0002ad64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6bad9" officeooo:paragraph-rsid="0006bad9" style:font-weight-asian="bold" style:font-weight-complex="bold"/>
    </style:style>
    <style:style style:name="T1" style:family="text">
      <style:text-properties officeooo:rsid="0002ad64"/>
    </style:style>
    <style:style style:name="T2" style:family="text">
      <style:text-properties fo:font-weight="bold" officeooo:rsid="0006bad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COMP </text:span>SYNTAX</text:p>
      <text:p text:style-name="Standard"/>
      <text:p text:style-name="Standard"><text:s text:c="2"/>Syntax of the pcomp source file. This is not meant to be a spec, more like a spec draft or an idea starter.</text:p>
      <text:p text:style-name="Standard"/>
      <text:h text:style-name="Heading_20_3" text:outline-level="3"><text:s/>Overall structure</text:h>
      <text:p text:style-name="Standard"><text:s text:c="4"/>One or more of the following:</text:p>
      <text:p text:style-name="P1"><text:s text:c="8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Item</text:p>
          </table:table-cell>
          <table:table-cell table:style-name="Table1.B1" office:value-type="string">
            <text:p text:style-name="P5">Examples</text:p>
          </table:table-cell>
        </table:table-row>
        <table:table-row>
          <table:table-cell table:style-name="Table1.A2" office:value-type="string">
            <text:p text:style-name="P3">preprocessor statement(s)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<text:s text:c="8"/>platform statement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import statement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debug statement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comment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doc comment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variable declaration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assignments and declaration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arithmetic and action statements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function declaration(s)</text:p>
          </table:table-cell>
          <table:table-cell table:style-name="Table1.B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<text:s text:c="8"/>function call(s)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h text:style-name="Heading_20_3" text:outline-level="3"><text:s/>Comments:</text:h>
      <text:p text:style-name="Standard"/>
      <text:p text:style-name="Standard"><text:s text:c="8"/>lines with # as the first non space</text:p>
      <text:p text:style-name="Standard"><text:s text:c="8"/>from // to end of line</text:p>
      <text:p text:style-name="Standard"><text:s text:c="8"/>between <text:s text:c="3"/>/* */</text:p>
      <text:p text:style-name="Standard"/>
      <text:h text:style-name="Heading_20_3" text:outline-level="3"><text:s/>Doc comments:</text:h>
      <text:p text:style-name="Standard"/>
      <text:p text:style-name="Standard"><text:s text:c="8"/>from <text:s text:c="3"/>## to the end of line</text:p>
      <text:p text:style-name="Standard"><text:s text:c="8"/>from <text:s text:c="3"/>/// to end of line</text:p>
      <text:p text:style-name="Standard"><text:s text:c="8"/>between /** <text:s/>*/ as the first non space</text:p>
      <text:p text:style-name="Standard"/>
      <text:h text:style-name="Heading_20_3" text:outline-level="3"><text:s/>Line continuation:</text:h>
      <text:p text:style-name="Standard"/>
      <text:p text:style-name="Standard"><text:s text:c="4"/>Lines are continued on the next line if backslash is at the end.</text:p>
      <text:p text:style-name="Standard"><text:soft-page-break/><text:span text:style-name="T2">Item</text:span> <text:s text:c="3"/>Trailing spaces are discarded</text:p>
      <text:p text:style-name="Standard"/>
      <text:h text:style-name="Heading_20_3" text:outline-level="3"><text:s/>Platform statement(s):</text:h>
      <text:p text:style-name="Standard"/>
      <text:p text:style-name="Standard"><text:s text:c="4"/>The generated code</text:p>
      <text:p text:style-name="Standard"><text:s text:c="4"/>platform name <text:s/>native / cross</text:p>
      <text:p text:style-name="Standard">Heading 3</text:p>
      <text:p text:style-name="Standard"><text:s/>Import statement(s):</text:p>
      <text:p text:style-name="Standard"/>
      <text:p text:style-name="Standard"><text:s text:c="4"/>Import interface from source file or interface file</text:p>
      <text:p text:style-name="Standard"/>
      <text:h text:style-name="Heading_20_3" text:outline-level="3"><text:s/>Data declarations:</text:h>
      <text:p text:style-name="Standard"/>
      <text:p text:style-name="Standard"><text:s text:c="4"/>type:varname=initval;</text:p>
      <text:p text:style-name="Standard"><text:s text:c="4"/>type varname1, varname2 .... varnameN;</text:p>
      <text:p text:style-name="Standard"><text:s text:c="4"/>type varname = exp;</text:p>
      <text:p text:style-name="Standard"/>
      <text:h text:style-name="Heading_20_4" text:outline-level="4"><text:s/>Types:</text:h>
      <text:p text:style-name="Standard"/>
      <text:p text:style-name="Standard"><text:s text:c="4"/>u8; u16; u32; u64; <text:s text:c="9"/>; Unsigned integers</text:p>
      <text:p text:style-name="Standard"><text:s text:c="4"/>s8; s16; s32 <text:s/>s64; <text:s text:c="11"/>; Signed integers</text:p>
      <text:p text:style-name="Standard"/>
      <text:p text:style-name="Standard"><text:s text:c="4"/>single, double, quad <text:s text:c="7"/>; Floating point types</text:p>
      <text:p text:style-name="Standard"/>
      <text:p text:style-name="Standard"><text:s text:c="4"/>p8; p16; p32; p64; <text:s text:c="9"/>; Pointer to unsigned data</text:p>
      <text:p text:style-name="Standard"><text:s text:c="4"/>p8; p16; p32; p64; <text:s text:c="9"/>; Pointer to signed data</text:p>
      <text:p text:style-name="Standard"/>
      <text:h text:style-name="Heading_20_4" text:outline-level="4"><text:s/>Custom types:</text:h>
      <text:p text:style-name="Standard"/>
      <text:p text:style-name="Standard"><text:s text:c="4"/>type_name <text:s text:c="19"/>; declared by struct statement</text:p>
      <text:p text:style-name="Standard"/>
      <text:h text:style-name="Heading_20_4" text:outline-level="4"><text:s/>Data attributes:</text:h>
      <text:p text:style-name="Standard"/>
      <text:p text:style-name="Standard"><text:s text:c="4"/>constant volatile static external register</text:p>
      <text:p text:style-name="Standard"/>
      <text:h text:style-name="Heading_20_4" text:outline-level="4"><text:s/>Data initialization:</text:h>
      <text:p text:style-name="Standard"/>
      <text:p text:style-name="Standard"><text:s text:c="4"/>type decl;</text:p>
      <text:p text:style-name="Standard"><text:s text:c="4"/>type decl = const;</text:p>
      <text:p text:style-name="Standard"><text:s text:c="4"/>type decl = val;</text:p>
      <text:p text:style-name="Standard"><text:s text:c="4"/>type decl = const expr;</text:p>
      <text:p text:style-name="Standard"><text:s text:c="4"/>type decl = expr;</text:p>
      <text:p text:style-name="Standard"/>
      <text:h text:style-name="Heading_20_3" text:outline-level="3"><text:soft-page-break/><text:s/>Constant Strings:</text:h>
      <text:p text:style-name="Standard"/>
      <text:p text:style-name="Standard"><text:s text:c="6"/>Between " and " or between ' and ';</text:p>
      <text:p text:style-name="Standard"/>
      <text:p text:style-name="Standard"><text:s text:c="6"/>Escape characters:</text:p>
      <text:p text:style-name="Standard"/>
      <text:p text:style-name="Standard"><text:s text:c="8"/>\r \n \a \t \" \' \? \b \\ \v \f \e</text:p>
      <text:p text:style-name="Standard"/>
      <text:p text:style-name="Standard"><text:s text:c="8"/>\xXX \DD \oOO \bBBB <text:s text:c="2"/>\uUUUU</text:p>
      <text:p text:style-name="Standard"><text:s text:c="8"/>hex <text:s text:c="2"/>dec <text:s/>oct <text:s/>bin <text:s text:c="2"/>unicode</text:p>
      <text:p text:style-name="Standard"/>
      <text:h text:style-name="Heading_20_3" text:outline-level="3"><text:s text:c="2"/>Aggregate:</text:h>
      <text:p text:style-name="Standard"/>
      <text:p text:style-name="Standard"><text:s text:c="4"/>struct <text:s text:c="3"/>{</text:p>
      <text:p text:style-name="Standard"><text:s text:c="12"/>type1 element1;</text:p>
      <text:p text:style-name="Standard"><text:s text:c="12"/>type2 element2;</text:p>
      <text:p text:style-name="Standard"><text:s text:c="12"/>type3 element3;</text:p>
      <text:p text:style-name="Standard"><text:s text:c="7"/>} <text:s/>type_name;</text:p>
      <text:p text:style-name="Standard"/>
      <text:p text:style-name="Standard"><text:s text:c="4"/>array <text:s/>{</text:p>
      <text:p text:style-name="Standard"><text:s text:c="11"/>type : dimention</text:p>
      <text:p text:style-name="Standard"><text:s text:c="11"/>} array_name;</text:p>
      <text:p text:style-name="Standard"/>
      <text:h text:style-name="Heading_20_4" text:outline-level="4"><text:s text:c="2"/>Struct access:</text:h>
      <text:p text:style-name="Standard"/>
      <text:p text:style-name="Standard"><text:s text:c="4"/>type_name struct_name;</text:p>
      <text:p text:style-name="Standard"><text:s text:c="8"/>struct_name.element1</text:p>
      <text:p text:style-name="Standard"><text:s text:c="8"/>struct_name.element2</text:p>
      <text:p text:style-name="Standard"><text:s text:c="11"/>.....</text:p>
      <text:p text:style-name="Standard"/>
      <text:p text:style-name="Standard"><text:s text:c="4"/>Pointer access:</text:p>
      <text:p text:style-name="Standard"><text:s text:c="8"/>*struct_name</text:p>
      <text:p text:style-name="Standard"/>
      <text:p text:style-name="Standard"><text:s text:c="4"/>Pointer production:</text:p>
      <text:p text:style-name="Standard"><text:s text:c="8"/>&amp;struct_name</text:p>
      <text:p text:style-name="Standard"/>
      <text:p text:style-name="Standard"><text:s text:c="4"/>Member access:</text:p>
      <text:p text:style-name="Standard"/>
      <text:h text:style-name="Heading_20_2" text:outline-level="2"><text:s text:c="2"/>Functions:</text:h>
      <text:p text:style-name="Standard"/>
      <text:p text:style-name="Standard"><text:s text:c="4"/>funct funcname () { funcbody }</text:p>
      <text:p text:style-name="Standard"><text:s text:c="4"/>funct funcname ( arg declarelist ) { funcbody }</text:p>
      <text:p text:style-name="Standard"/>
      <text:p text:style-name="Standard"><text:s text:c="8"/>arg declerelist:</text:p>
      <text:p text:style-name="Standard"><text:s text:c="12"/>type1:var=init, type2:var2=init2 ...</text:p>
      <text:p text:style-name="Standard"><text:soft-page-break/></text:p>
      <text:p text:style-name="Standard"><text:s text:c="8"/>// ?? TODO ??</text:p>
      <text:p text:style-name="Standard"><text:s text:c="8"/>//max six arguments, loaded into ax bx .. si, di</text:p>
      <text:p text:style-name="Standard"><text:s text:c="8"/>// <text:s text:c="3"/>(al-&gt;8 bit -- ax-&gt;16 bit -- eax-&gt;32 bit)</text:p>
      <text:p text:style-name="Standard"/>
      <text:p text:style-name="Standard"><text:s text:c="8"/>Stack is not changed by the args. Optional args are not set.</text:p>
      <text:p text:style-name="Standard"/>
      <text:p text:style-name="Standard"><text:s text:c="8"/>Function body may contain all elements that are permitted outside of</text:p>
      <text:p text:style-name="Standard"><text:s text:c="8"/>function, and the return statement.</text:p>
      <text:p text:style-name="Standard"/>
      <text:p text:style-name="Standard"><text:s text:c="8"/>globals are allocated and initialized, uninitialized vars are zeroed</text:p>
      <text:p text:style-name="Standard"><text:s text:c="8"/>local variables are assigned on the stack</text:p>
      <text:p text:style-name="Standard"><text:s text:c="8"/>expression temporaries are on the stack</text:p>
      <text:p text:style-name="Standard"/>
      <text:p text:style-name="Standard"><text:s text:c="8"/>Return value is delivered in rax. <text:s/>(al, eax, rax); If the</text:p>
      <text:p text:style-name="Standard"><text:s text:c="8"/>function does not specify a return a value, zero is returned.</text:p>
      <text:p text:style-name="Standard"/>
      <text:p text:style-name="Standard"><text:s text:c="8"/>Because the function calls do not change the stack, functions can</text:p>
      <text:p text:style-name="Standard"><text:s text:c="8"/>be called without a prototype. The function itself is responsible</text:p>
      <text:p text:style-name="Standard"><text:s text:c="8"/>to restore the stack allocated during execution.</text:p>
      <text:p text:style-name="Standard"/>
      <text:p text:style-name="Standard"><text:s text:c="4"/>unit funcname ( arg declarelist ) { funcbody }</text:p>
      <text:p text:style-name="Standard"/>
      <text:p text:style-name="Standard"/>
      <text:h text:style-name="Heading_20_2" text:outline-level="2"><text:s/>Allocations:</text:h>
      <text:p text:style-name="Standard"/>
      <text:p text:style-name="Standard"><text:s text:c="8"/>Memory is allocated in the free store, initialized or uninitialized.</text:p>
      <text:p text:style-name="Standard"/>
      <text:h text:style-name="Heading_20_3" text:outline-level="3"><text:s/>Exceptions:</text:h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 The long exception code is then</text:p>
      <text:p text:style-name="Standard"><text:s text:c="8"/>called by way of stack patching, simiar to the low side of the interrupts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pointer variable is reset, and exception report reset automatically.</text:p>
      <text:p text:style-name="Standard"/>
      <text:h text:style-name="Heading_20_3" text:outline-level="3"><text:s/>Expressions:</text:h>
      <text:p text:style-name="Standard"/>
      <text:p text:style-name="Standard"><text:s text:c="8"/>Expressions are evaluated much like in 'C'. New operators are introduced,</text:p>
      <text:p text:style-name="Standard"><text:s text:c="8"/>and the order of precendece follows industrial conventions.</text:p>
      <text:p text:style-name="Standard"><text:s text:c="8"/>The operators are obeying the signed / unsigned interpretation</text:p>
      <text:p text:style-name="Standard"><text:s text:c="8"/>of variables, in case the oparator sign-nesses are in conflict,</text:p>
      <text:p text:style-name="Standard"><text:s text:c="8"/>the compiler reports an error.</text:p>
      <text:p text:style-name="Standard"><text:soft-page-break/></text:p>
      <text:h text:style-name="Heading_20_3" text:outline-level="3"><text:s/>Type conversions:</text:h>
      <text:p text:style-name="Standard"/>
      <text:p text:style-name="Standard"><text:s text:c="8"/>Casting not required upwards, to larger storage size. Size promotion</text:p>
      <text:p text:style-name="Standard"><text:s text:c="8"/>is automatic.</text:p>
      <text:p text:style-name="Standard"/>
      <text:p text:style-name="Standard"><text:s text:c="8"/>(type) <text:s text:c="3"/>cast to type</text:p>
      <text:p text:style-name="Standard"/>
      <text:h text:style-name="Heading_20_3" text:outline-level="3"><text:s text:c="4"/>Grouping:</text:h>
      <text:p text:style-name="Standard"/>
      <text:p text:style-name="Standard"><text:s text:c="8"/>( .. ) <text:s text:c="3"/>give precedence to expression in braces</text:p>
      <text:p text:style-name="Standard"/>
      <text:h text:style-name="Heading_20_4" text:outline-level="4"><text:s text:c="4"/>Unary:</text:h>
      <text:p text:style-name="Standard"/>
      <text:p text:style-name="Standard"><text:s text:c="8"/>! <text:s text:c="10"/>not bitwise</text:p>
      <text:p text:style-name="Standard"><text:s text:c="9"/>!! <text:s text:c="7"/>not logical</text:p>
      <text:p text:style-name="Standard"><text:s text:c="8"/>&amp; <text:s text:c="9"/>address of</text:p>
      <text:p text:style-name="Standard"><text:s text:c="8"/>* <text:s text:c="7"/>dereference of</text:p>
      <text:p text:style-name="Standard"><text:s text:c="8"/>- <text:s text:c="9"/>unary minus</text:p>
      <text:p text:style-name="Standard"><text:s text:c="8"/>^ <text:s text:c="9"/>power of</text:p>
      <text:p text:style-name="Standard"><text:s text:c="8"/>++ <text:s text:c="7"/>increment (pre only)</text:p>
      <text:p text:style-name="Standard"><text:s text:c="8"/>-- <text:s text:c="7"/>decrement (pre only)</text:p>
      <text:p text:style-name="Standard"/>
      <text:h text:style-name="Heading_20_4" text:outline-level="4"><text:s text:c="4"/>Binary:</text:h>
      <text:p text:style-name="Standard"/>
      <text:p text:style-name="Standard"><text:s text:c="8"/>* <text:s text:c="7"/>multiply</text:p>
      <text:p text:style-name="Standard"><text:s text:c="8"/>/ <text:s text:c="8"/>divide</text:p>
      <text:p text:style-name="Standard"><text:s text:c="8"/>/% <text:s text:c="8"/>int divide</text:p>
      <text:p text:style-name="Standard"><text:s text:c="8"/>% <text:s text:c="8"/>modulus</text:p>
      <text:p text:style-name="Standard"><text:s text:c="8"/>+ <text:s text:c="7"/>addition</text:p>
      <text:p text:style-name="Standard"><text:s text:c="8"/>- <text:s text:c="7"/>substration</text:p>
      <text:p text:style-name="Standard"/>
      <text:h text:style-name="Heading_20_4" text:outline-level="4"><text:s text:c="4"/>Binary Logical:</text:h>
      <text:p text:style-name="Standard"/>
      <text:p text:style-name="Standard"><text:s text:c="9"/>&amp;&amp; <text:s text:c="7"/>and</text:p>
      <text:p text:style-name="Standard"><text:s text:c="9"/>|| <text:s text:c="5"/>or</text:p>
      <text:p text:style-name="Standard"><text:s text:c="9"/>^^ <text:s text:c="5"/>xor</text:p>
      <text:p text:style-name="Standard"/>
      <text:h text:style-name="Heading_20_4" text:outline-level="4"><text:s text:c="4"/>Binary Bitwise:</text:h>
      <text:p text:style-name="Standard"/>
      <text:p text:style-name="Standard"><text:s text:c="8"/>&amp; <text:s text:c="6"/>and</text:p>
      <text:p text:style-name="Standard"><text:s text:c="8"/>| <text:s text:c="6"/>or</text:p>
      <text:p text:style-name="Standard"><text:s text:c="8"/>^ <text:s text:c="6"/>xor</text:p>
      <text:p text:style-name="Standard"><text:soft-page-break/></text:p>
      <text:h text:style-name="Heading_20_4" text:outline-level="4"><text:s text:c="4"/>Binary bitwise operators:</text:h>
      <text:p text:style-name="Standard"/>
      <text:p text:style-name="Standard"><text:s text:c="8"/>&gt;&gt; <text:s text:c="4"/>shift right</text:p>
      <text:p text:style-name="Standard"><text:s text:c="8"/>&lt;&lt; <text:s text:c="4"/>shift left</text:p>
      <text:p text:style-name="Standard"/>
      <text:p text:style-name="Standard"><text:s text:c="8"/>&lt;&lt;&lt; <text:s/>rotate left</text:p>
      <text:p text:style-name="Standard"><text:s text:c="8"/>&gt;&gt;&gt; <text:s/>rotate right</text:p>
      <text:p text:style-name="Standard"/>
      <text:h text:style-name="Heading_20_4" text:outline-level="4"><text:s/>Conditionals:</text:h>
      <text:p text:style-name="Standard"/>
      <text:p text:style-name="Standard"><text:s text:c="8"/>&gt; <text:s text:c="7"/>larger <text:s/>(left larger then right)</text:p>
      <text:p text:style-name="Standard"><text:s text:c="8"/>&lt; <text:s text:c="7"/>smaller</text:p>
      <text:p text:style-name="Standard"><text:s text:c="8"/>&gt;= <text:s text:c="7"/>larger equal</text:p>
      <text:p text:style-name="Standard"><text:s text:c="8"/>&lt;= <text:s text:c="7"/>smaller equal</text:p>
      <text:p text:style-name="Standard"><text:s text:c="8"/>== <text:s text:c="7"/>equal</text:p>
      <text:p text:style-name="Standard"><text:s text:c="8"/>!= <text:s text:c="7"/>not equal</text:p>
      <text:p text:style-name="Standard"/>
      <text:h text:style-name="Heading_20_4" text:outline-level="4"><text:s text:c="2"/>Assignments:</text:h>
      <text:p text:style-name="Standard"/>
      <text:p text:style-name="Standard"><text:s text:c="8"/>= <text:s text:c="7"/>expr</text:p>
      <text:p text:style-name="Standard"><text:s text:c="8"/>= <text:s text:c="7"/>cond</text:p>
      <text:p text:style-name="Standard"><text:s text:c="8"/>= <text:s text:c="7"/>const</text:p>
      <text:p text:style-name="Standard"/>
      <text:h text:style-name="Heading_20_4" text:outline-level="4"><text:s text:c="2"/>Conditional elements:</text:h>
      <text:p text:style-name="Standard"/>
      <text:p text:style-name="Standard"><text:s text:c="4"/>if(condition)</text:p>
      <text:p text:style-name="Standard"><text:s text:c="8"/>{</text:p>
      <text:p text:style-name="Standard"><text:s text:c="8"/>}</text:p>
      <text:p text:style-name="Standard"><text:s text:c="4"/>elseif(condition2)</text:p>
      <text:p text:style-name="Standard"><text:s text:c="8"/>{</text:p>
      <text:p text:style-name="Standard"><text:s text:c="8"/>}</text:p>
      <text:p text:style-name="Standard"><text:s text:c="4"/>else</text:p>
      <text:p text:style-name="Standard"><text:s text:c="8"/>{</text:p>
      <text:p text:style-name="Standard"><text:s text:c="8"/>}</text:p>
      <text:p text:style-name="Standard"/>
      <text:h text:style-name="Heading_20_4" text:outline-level="4"><text:s/>Looping elements:</text:h>
      <text:p text:style-name="Standard"/>
      <text:p text:style-name="Standard"><text:s text:c="5"/>loop</text:p>
      <text:p text:style-name="Standard"><text:s text:c="9"/>{</text:p>
      <text:p text:style-name="Standard"><text:s text:c="8"/>decl;</text:p>
      <text:p text:style-name="Standard"/>
      <text:p text:style-name="Standard"><text:s text:c="8"/>enter { decl init }</text:p>
      <text:p text:style-name="Standard"><text:s text:c="8"/>leave { decl closure }</text:p>
      <text:p text:style-name="Standard"><text:soft-page-break/><text:s text:c="8"/>cont <text:s/>{ decl closure }</text:p>
      <text:p text:style-name="Standard"/>
      <text:p text:style-name="Standard"><text:s text:c="9"/>if(condition)</text:p>
      <text:p text:style-name="Standard"><text:s text:c="13"/>break level;</text:p>
      <text:p text:style-name="Standard"/>
      <text:p text:style-name="Standard"><text:s text:c="8"/>if(condition2)</text:p>
      <text:p text:style-name="Standard"><text:s text:c="12"/>continue;</text:p>
      <text:p text:style-name="Standard"><text:s text:c="9"/>}</text:p>
      <text:p text:style-name="Standard"/>
      <text:p text:style-name="Standard"><text:s text:c="2"/>Looping creates an infinite loop, and break conditions need to be tested. Enter</text:p>
      <text:p text:style-name="Standard"><text:s text:c="2"/>clause executes on entry; leave clause executes on exit;</text:p>
      <text:p text:style-name="Standard"/>
      <text:h text:style-name="Heading_20_4" text:outline-level="4"><text:s/>Execution control:</text:h>
      <text:p text:style-name="Standard"/>
      <text:p text:style-name="Standard"><text:s text:c="2"/>The goto statement transfers control to the label. Intra function</text:p>
      <text:p text:style-name="Standard"><text:s text:c="2"/>goto only;</text:p>
      <text:p text:style-name="Standard"/>
      <text:p text:style-name="Standard"><text:s text:c="4"/>label:</text:p>
      <text:p text:style-name="Standard"><text:s text:c="4"/>goto label;</text:p>
      <text:p text:style-name="Standard"/>
      <text:p text:style-name="Standard">Additional language features:</text:p>
      <text:p text:style-name="Standard"/>
      <text:p text:style-name="Standard"><text:s text:c="4"/>No duplicate definitions of variables are permitted. This is to</text:p>
      <text:p text:style-name="Standard">prevent local variables overriding global variables, a common source of errors</text:p>
      <text:p text:style-name="Standard">in traditional languages. Variables and functions share the same name space, so no</text:p>
      <text:p text:style-name="Standard">conflicting vars and func names are allowed either.</text:p>
      <text:p text:style-name="Standard"/>
      <text:p text:style-name="Standard"><text:s text:c="5"/>No nested functions.</text:p>
      <text:p text:style-name="Standard"/>
      <text:h text:style-name="Heading_20_3" text:outline-level="3"><text:s/>Command line:</text:h>
      <text:p text:style-name="Standard"/>
      <text:p text:style-name="Standard"><text:s/>./pcomp [option(s)] file(s)</text:p>
      <text:p text:style-name="Standard"/>
      <text:p text:style-name="Standard"><text:s text:c="4"/>The assembler file is generated with the same file name as</text:p>
      <text:p text:style-name="Standard"><text:s text:c="4"/>the sorce with the .asm extension.</text:p>
      <text:p text:style-name="Standard"><text:s text:c="4"/>The preprocessing file is generated with the same file name as</text:p>
      <text:p text:style-name="Standard"><text:s text:c="4"/>the sorce with the .pcc extension.</text:p>
      <text:p text:style-name="Standard"/>
      <text:h text:style-name="Heading_20_2" text:outline-level="2"><text:s/>Preprocessing:</text:h>
      <text:p text:style-name="Standard"/>
      <text:p text:style-name="Standard"><text:s text:c="4"/>Pre - Processing is controlled by defined names and %ifdef statements. <text:s/>The definitions are in an and exist / does not exist state. The pre-processor is executed before every other stage. The pre processor items are denoted by the '%' start char, and ended with the semi-colon ';' or new-line '\n'.</text:p>
      <text:p text:style-name="Standard"/>
      <text:p text:style-name="Standard"><text:s text:c="4"/>The pre-processor maintains the following vars:</text:p>
      <text:p text:style-name="Standard"><text:soft-page-break/></text:p>
      <text:p text:style-name="Preformatted_20_Text"><text:s text:c="8"/>__file__ <text:s/>__line__ <text:s/>__func__</text:p>
      <text:p text:style-name="Preformatted_20_Text"><text:s text:c="8"/>__date__ <text:s text:c="2"/>__time__ <text:s text:c="3"/>(current compile date/time)</text:p>
      <text:p text:style-name="Preformatted_20_Text"/>
      <text:p text:style-name="Standard"><text:s text:c="4"/>Optional variables may be set by a configuration file. (./pcomp.conf)</text:p>
      <text:p text:style-name="Standard"/>
      <text:p text:style-name="Preformatted_20_Text"><text:s text:c="8"/>__platform__ __target__</text:p>
      <text:p text:style-name="Preformatted_20_Text"><text:s text:c="8"/>__author__ <text:s/>__copyright__</text:p>
      <text:p text:style-name="Preformatted_20_Text"><text:s text:c="8"/>__version__ __code_version__</text:p>
      <text:p text:style-name="Preformatted_20_Text"/>
      <text:p text:style-name="P2"><text:s text:c="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<text:s/>%define </text:p>
          </table:table-cell>
          <table:table-cell table:style-name="Table2.B1" office:value-type="string">
            <text:p text:style-name="P2">VARNAME</text:p>
          </table:table-cell>
          <table:table-cell table:style-name="Table2.C1" office:value-type="string">
            <text:p text:style-name="P2"/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value</text:p>
          </table:table-cell>
        </table:table-row>
        <table:table-row>
          <table:table-cell table:style-name="Table2.A2" office:value-type="string">
            <text:p text:style-name="Standard"><text:s text:c="4"/>%define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“value”</text:p>
          </table:table-cell>
        </table:table-row>
        <table:table-row>
          <table:table-cell table:style-name="Table2.A2" office:value-type="string">
            <text:p text:style-name="Standard"><text:s text:c="4"/>%define </text:p>
          </table:table-cell>
          <table:table-cell table:style-name="Table2.B2" office:value-type="string">
            <text:p text:style-name="P2">VARNAME</text:p>
          </table:table-cell>
          <table:table-cell table:style-name="Table2.C2" office:value-type="string">
            <text:p text:style-name="P2">expresion</text:p>
          </table:table-cell>
        </table:table-row>
        <table:table-row>
          <table:table-cell table:style-name="Table2.A2" office:value-type="string">
            <text:p text:style-name="Standard"><text:s text:c="4"/>%ifdef <text:s/></text:p>
          </table:table-cell>
          <table:table-cell table:style-name="Table2.B2" office:value-type="string">
            <text:p text:style-name="P2">DEFVAR</text:p>
          </table:table-cell>
          <table:table-cell table:style-name="Table2.C2" office:value-type="string">
            <text:p text:style-name="P2"><text:s/>Statement list</text:p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P2"><text:s text:c="2"/>DEFVAR</text:p>
          </table:table-cell>
          <table:table-cell table:style-name="Table2.C2" office:value-type="string">
            <text:p text:style-name="P2"><text:s text:c="4"/>Statement list</text:p>
          </table:table-cell>
        </table:table-row>
        <table:table-row>
          <table:table-cell table:style-name="Table2.A2" office:value-type="string">
            <text:p text:style-name="Standard"><text:s text:c="4"/>%ifdef</text:p>
          </table:table-cell>
          <table:table-cell table:style-name="Table2.B2" office:value-type="string">
            <text:p text:style-name="P2"><text:s text:c="5"/>Statement list2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ifdef <text:s/>DEFVAR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ifdef <text:s/>DEFVAR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2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lse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3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if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acro <text:s text:c="3"/>MACNAME(arg1, arg2 ... argn)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9"/>Statement list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ndmac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error <text:s/>"Exit with Message to display"</text:p>
          </table:table-cell>
          <table:table-cell table:style-name="Table2.B2" office:value-type="string">
            <text:p text:style-name="Standard"/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2"/></text:p>
          </table:table-cell>
          <table:table-cell table:style-name="Table2.B2" office:value-type="string">
            <text:p text:style-name="P2">"Message to display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"Message strings " + </text:p>
          </table:table-cell>
          <table:table-cell table:style-name="Table2.C2" office:value-type="string">
            <text:p text:style-name="P2">"concatinated"</text:p>
          </table:table-cell>
        </table:table-row>
        <table:table-row>
          <table:table-cell table:style-name="Table2.A2" office:value-type="string">
            <text:p text:style-name="Standard"><text:s text:c="4"/>%msg <text:s text:c="3"/></text:p>
          </table:table-cell>
          <table:table-cell table:style-name="Table2.B2" office:value-type="string">
            <text:p text:style-name="P2">expression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l <text:s text:c="6"/></text:p>
          </table:table-cell>
          <table:table-cell table:style-name="Table2.B2" office:value-type="string">
            <text:p text:style-name="P2"><text:s text:c="2"/>"Add New line"</text:p>
          </table:table-cell>
          <table:table-cell table:style-name="Table2.C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><text:s text:c="4"/>%newline <text:s text:c="3"/></text:p>
          </table:table-cell>
          <table:table-cell table:style-name="Table2.B2" office:value-type="string">
            <text:p text:style-name="P2">"Alias for %nl"</text:p>
          </table:table-cell>
          <table:table-cell table:style-name="Table2.C2" office:value-type="string">
            <text:p text:style-name="Standard"/>
          </table:table-cell>
        </table:table-row>
      </table:table>
      <text:p text:style-name="Standard"/>
      <text:p text:style-name="P2"><text:soft-page-break/>Heading 3</text:p>
      <text:p text:style-name="P2"/>
      <text:p text:style-name="Standard"><text:s text:c="4"/>The pre processing expression:</text:p>
      <text:p text:style-name="Standard"/>
      <text:p text:style-name="Standard"><text:s text:c="8"/>operators: (in order of precedence)</text:p>
      <text:p text:style-name="Standard"/>
      <text:p text:style-name="Preformatted_20_Text"><text:s text:c="12"/>() * / 5 + - | &amp; ^</text:p>
      <text:p text:style-name="Standard"/>
      <text:p text:style-name="Standard"><text:s text:c="4"/>Preprocessor comments:</text:p>
      <text:p text:style-name="Standard"/>
      <text:p text:style-name="Standard"><text:s text:c="8"/>Starts with '#' or '//' to the end of line.</text:p>
      <text:p text:style-name="Standard"/>
      <text:p text:style-name="Standard"><text:s text:c="8"/>Comments are valid anywhere outside statements;</text:p>
      <text:p text:style-name="P2"><text:s text:c="8"/></text:p>
      <text:p text:style-name="P2"><text:tab/>For example:</text:p>
      <text:p text:style-name="Standard"><text:s text:c="16"/>%msg hello ; # comment</text:p>
      <text:p text:style-name="Standard"><text:s text:c="16"/>%msg hello <text:s text:c="2"/># invalid comment</text:p>
      <text:p text:style-name="Standard"/>
      <text:p text:style-name="Standard"><text:s text:c="4"/>Strings:</text:p>
      <text:p text:style-name="Standard"><text:s text:c="8"/>Nested between " and "</text:p>
      <text:p text:style-name="Standard"><text:s text:c="8"/>Nested between ' and '</text:p>
      <text:p text:style-name="Standard"/>
      <text:p text:style-name="Standard"><text:s text:c="4"/>Escapes:</text:p>
      <text:p text:style-name="Standard"><text:s text:c="8"/>\r \n \t</text:p>
      <text:p text:style-name="Standard"/>
      <text:p text:style-name="Standard"><text:s text:c="4"/>Data types: <text:s text:c="9"/>Example</text:p>
      <text:p text:style-name="Standard"><text:s text:c="4"/>--------------------------------------------------</text:p>
      <text:p text:style-name="Standard"><text:s text:c="8"/>u(size) <text:s text:c="9"/>u32</text:p>
      <text:p text:style-name="Standard"><text:s text:c="8"/>s(size) <text:s text:c="9"/>s32</text:p>
      <text:p text:style-name="Standard"><text:s text:c="8"/>p(size) <text:s text:c="9"/>p32</text:p>
      <text:p text:style-name="Standard"><text:s text:c="8"/>Strings: <text:s text:c="8"/>"1234"</text:p>
      <text:p text:style-name="Standard"><text:s text:c="8"/>Identifiers: <text:s text:c="4"/>abcd _abcd 1234</text:p>
      <text:p text:style-name="Standard"><text:s text:c="8"/>Numbers: <text:s text:c="8"/>0x1234 1234 0y0101</text:p>
      <text:p text:style-name="Standard"><text:s text:c="8"/>Expressions: <text:s text:c="4"/>1234+1234</text:p>
      <text:p text:style-name="Standard"/>
      <text:p text:style-name="Standard"><text:s/>The notion of multipass items.</text:p>
      <text:p text:style-name="Standard"/>
      <text:p text:style-name="Standard"><text:s text:c="4"/>preprocess</text:p>
      <text:p text:style-name="Standard"><text:s text:c="4"/>compile</text:p>
      <text:p text:style-name="Standard"><text:s text:c="4"/>generate assembly</text:p>
      <text:p text:style-name="Standard"><text:s text:c="4"/>assemble</text:p>
      <text:p text:style-name="Standard"><text:s text:c="4"/>link</text:p>
      <text:p text:style-name="Standard"/>
      <text:p text:style-name="Standard"><text:s text:c="4"/>comment extraction -&gt; to create optional interface file</text:p>
      <text:p text:style-name="Standard"/>
      <text:p text:style-name="Standard"># pcomp Compiler studies</text:p>
      <text:p text:style-name="Standard"/>
      <text:p text:style-name="Standard"><text:s text:c="4"/>## pcomp - parallel compiler</text:p>
      <text:p text:style-name="Standard"/>
      <text:p text:style-name="Standard"><text:soft-page-break/>Types:</text:p>
      <text:p text:style-name="Standard"/>
      <text:p text:style-name="Standard"><text:s text:c="4"/>u8; u16; u32; <text:s text:c="17"/>; Unsigned integers</text:p>
      <text:p text:style-name="Standard"><text:s text:c="4"/>s8; s16; s32; <text:s text:c="17"/>; Signed integers</text:p>
      <text:p text:style-name="Standard"/>
      <text:p text:style-name="Standard"><text:s text:c="4"/>single, <text:s text:c="3"/>double, quad <text:s text:c="8"/>; Floating point IEEE types</text:p>
      <text:p text:style-name="Standard"/>
      <text:p text:style-name="Standard"><text:s text:c="4"/>p8; p16; p32 <text:s text:c="16"/>; pointer types:</text:p>
      <text:p text:style-name="Standard"/>
      <text:p text:style-name="Standard"><text:s text:c="2"/>Custom types, compound variables, aggregates:</text:p>
      <text:p text:style-name="Standard"/>
      <text:p text:style-name="Standard"><text:s text:c="4"/>type newtype realtype <text:s text:c="8"/>; declared as an alias</text:p>
      <text:p text:style-name="Standard"><text:s text:c="4"/>type newtype type:name type2:name2 ...</text:p>
      <text:p text:style-name="Standard"/>
      <text:p text:style-name="Standard"><text:s text:c="2"/>Delarations:</text:p>
      <text:p text:style-name="Standard"/>
      <text:p text:style-name="Standard"><text:s text:c="4"/>Declaring a variable is done via:</text:p>
      <text:p text:style-name="Standard"/>
      <text:p text:style-name="Standard"><text:s text:c="8"/>type:name=value</text:p>
      <text:p text:style-name="Standard"/>
      <text:p text:style-name="Standard"><text:s text:c="4"/>A variable has to be declared to be used. Custom types</text:p>
      <text:p text:style-name="Standard"><text:s text:c="4"/>will descend to their original native types via aliases.</text:p>
      <text:p text:style-name="Standard"/>
      <text:p text:style-name="Standard"><text:s text:c="4"/>Pointers:</text:p>
      <text:p text:style-name="Standard"/>
      <text:p text:style-name="Standard"><text:s/>Exceptions:</text:p>
      <text:p text:style-name="Standard"/>
      <text:p text:style-name="Standard"><text:s text:c="8"/>The kill exception terminates the application by default.</text:p>
      <text:p text:style-name="Standard"><text:s text:c="8"/>Other exceptions set (increment) the appropriate exception variable,</text:p>
      <text:p text:style-name="Standard"><text:s text:c="8"/>(excpt) and return without any action.</text:p>
      <text:p text:style-name="Standard"><text:s text:c="8"/>It is the application's responsibility to respond to the exception</text:p>
      <text:p text:style-name="Standard"><text:s text:c="8"/>condition by checking the variable against a saved value.</text:p>
      <text:p text:style-name="Standard"><text:s text:c="8"/>The exception variable is not reset automatically.</text:p>
      <text:p text:style-name="Standard"/>
      <text:p text:style-name="Standard"><text:s/>Expressions:</text:p>
      <text:p text:style-name="Standard"/>
      <text:p text:style-name="Standard"><text:s text:c="8"/>Expressions are evaluated much like in 'C'. New operators are</text:p>
      <text:p text:style-name="Standard"><text:s text:c="8"/>introduced, and the order of precedence follows</text:p>
      <text:p text:style-name="Standard"><text:s text:c="8"/>industrial conventions.</text:p>
      <text:p text:style-name="Standard"><text:s text:c="8"/>The operators are obeying the signed / unsigned interpretation</text:p>
      <text:p text:style-name="Standard"><text:s text:c="8"/>of variables, in case the operator sign-nesses are in conflict,</text:p>
      <text:p text:style-name="Standard"><text:s text:c="8"/>the compiler reports an error.</text:p>
      <text:p text:style-name="Standard"/>
      <text:p text:style-name="Standard"><text:s/>Type conversions:</text:p>
      <text:p text:style-name="Standard"/>
      <text:p text:style-name="Standard"><text:s text:c="8"/>Casting not required upwards, to larger storage size. Size promotion</text:p>
      <text:p text:style-name="Standard"><text:s text:c="8"/>is automatic. Downwards cast has to be explicit; and</text:p>
      <text:p text:style-name="Standard"><text:s text:c="8"/>a warning is issued.</text:p>
      <text:p text:style-name="Standard"/>
      <text:p text:style-name="Standard"><text:soft-page-break/><text:s/>Error reporting:</text:p>
      <text:p text:style-name="Standard"/>
      <text:p text:style-name="Standard"><text:s text:c="8"/>Errors are reorted by the file:line:col convention.</text:p>
      <text:p text:style-name="Standard"><text:s text:c="8"/>The next line has a carot to point to the reported location.</text:p>
      <text:p text:style-name="Standard"/>
      <text:p text:style-name="Standard"/>
      <text:h text:style-name="Heading_20_2" text:outline-level="2">Comand line arguments:</text:h>
      <text:p text:style-name="Text_20_body"/>
      <text:p text:style-name="Preformatted_20_Text"><text:s text:c="2"/>---------------------------------------------------------------</text:p>
      <text:p text:style-name="Preformatted_20_Text"><text:s text:c="10"/>Parallel compiler by Peter Glen. 2007-2019-2025 <text:s text:c="7"/></text:p>
      <text:p text:style-name="Preformatted_20_Text"><text:s text:c="2"/>---------------------------------------------------------------</text:p>
      <text:p text:style-name="Preformatted_20_Text"/>
      <text:p text:style-name="Preformatted_20_Text"><text:s/>Usage: pcomp [options] filename(s)</text:p>
      <text:p text:style-name="Preformatted_20_Text"/>
      <text:p text:style-name="Preformatted_20_Text"><text:s text:c="4"/>-d debug level <text:s text:c="14"/>| <text:s text:c="2"/>-c cat assembly to stdout</text:p>
      <text:p text:style-name="Preformatted_20_Text"><text:s text:c="4"/>-t do not compile <text:s text:c="11"/>| <text:s text:c="2"/>-C extract comments</text:p>
      <text:p text:style-name="Preformatted_20_Text"><text:s text:c="4"/>-r no pre processing <text:s text:c="8"/>| <text:s text:c="2"/>-n do not show progress</text:p>
      <text:p text:style-name="Preformatted_20_Text"><text:s text:c="4"/>-V version <text:s text:c="18"/>| <text:s text:c="2"/>-v verbose</text:p>
      <text:p text:style-name="Preformatted_20_Text"><text:s text:c="4"/>-h help (this screen <text:s text:c="8"/>| <text:s text:c="2"/>-b show alloc buffers</text:p>
      <text:p text:style-name="Preformatted_20_Text"><text:s text:c="4"/>-i interlace symtab in out <text:s text:c="2"/>| <text:s text:c="2"/>-m show comments in source</text:p>
      <text:p text:style-name="Preformatted_20_Text"><text:s text:c="4"/>-o output file <text:s text:c="14"/>| <text:s text:c="2"/>-u use tmp dir</text:p>
      <text:p text:style-name="Preformatted_20_Text"><text:s text:c="4"/>-p no prologue for asm <text:s text:c="6"/>| <text:s text:c="2"/>-q cat pre proc to stdout</text:p>
      <text:p text:style-name="Preformatted_20_Text"><text:s text:c="4"/>-s show symtab <text:s text:c="14"/>| <text:s text:c="2"/>-a no assembly phase</text:p>
      <text:p text:style-name="Preformatted_20_Text"><text:s text:c="4"/>-f show lex output <text:s text:c="10"/>| <text:s text:c="2"/>-y show yacc output </text:p>
      <text:p text:style-name="Preformatted_20_Text"><text:s text:c="4"/>-F show preproc lex output <text:s text:c="2"/>| <text:s text:c="2"/>-Y show preproc yacc output </text:p>
      <text:p text:style-name="Preformatted_20_Text"/>
      <text:p text:style-name="Standard"># EOF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Glen</meta:initial-creator>
    <meta:creation-date>2025-07-11T20:04:25.075355973</meta:creation-date>
    <dc:date>2025-07-11T20:20:30.221830976</dc:date>
    <dc:creator>Peter Glen</dc:creator>
    <meta:editing-duration>PT16M4S</meta:editing-duration>
    <meta:editing-cycles>5</meta:editing-cycles>
    <meta:generator>LibreOffice/7.3.7.2$Linux_X86_64 LibreOffice_project/30$Build-2</meta:generator>
    <meta:document-statistic meta:table-count="2" meta:image-count="0" meta:object-count="0" meta:page-count="11" meta:paragraph-count="342" meta:word-count="1466" meta:character-count="11484" meta:non-whitespace-character-count="7887"/>
  </office:meta>
</office:document-meta>
</file>